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0c27" officeooo:paragraph-rsid="00151db6"/>
    </style:style>
    <style:style style:name="P2" style:family="paragraph" style:parent-style-name="Text_20_body" style:list-style-name="L1">
      <style:text-properties officeooo:rsid="0010a790" officeooo:paragraph-rsid="0010a790"/>
    </style:style>
    <style:style style:name="P3" style:family="paragraph" style:parent-style-name="Text_20_body" style:list-style-name="L1">
      <style:text-properties officeooo:rsid="00128eef" officeooo:paragraph-rsid="00128eef"/>
    </style:style>
    <style:style style:name="P4" style:family="paragraph" style:parent-style-name="Text_20_body" style:list-style-name="L1">
      <style:text-properties officeooo:rsid="001377ef" officeooo:paragraph-rsid="001377ef"/>
    </style:style>
    <style:style style:name="T1" style:family="text">
      <style:text-properties officeooo:rsid="000f2ac0"/>
    </style:style>
    <style:style style:name="T2" style:family="text">
      <style:text-properties officeooo:rsid="0010a790"/>
    </style:style>
    <style:style style:name="T3" style:family="text">
      <style:text-properties officeooo:rsid="001377ef"/>
    </style:style>
    <text:list-style style:name="L1">
      <text:list-level-style-bullet text:level="1" text:style-name="Bullet_20_Symbols" text:bullet-char="•">
        <style:list-level-properties text:list-level-position-and-space-mode="label-alignment">
          <style:list-level-label-alignment text:label-followed-by="listtab" text:list-tab-stop-position="1.603cm" fo:text-indent="-0.635cm" fo:margin-left="1.6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8cm" fo:text-indent="-0.635cm" fo:margin-left="2.2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73cm" fo:text-indent="-0.635cm" fo:margin-left="2.8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08cm" fo:text-indent="-0.635cm" fo:margin-left="3.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43cm" fo:text-indent="-0.635cm" fo:margin-left="4.1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8cm" fo:text-indent="-0.635cm" fo:margin-left="4.7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13cm" fo:text-indent="-0.635cm" fo:margin-left="5.4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8cm" fo:text-indent="-0.635cm" fo:margin-left="6.0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83cm" fo:text-indent="-0.635cm" fo:margin-left="6.6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8cm" fo:text-indent="-0.635cm" fo:margin-left="7.318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totipo del xml</text:p>
      <text:p text:style-name="P1">Se tratará de un documento con <text:s/>15 <text:span text:style-name="T2">artistas </text:span>diferentes, <text:span text:style-name="T1">citando datos personales como nombre, edad, fecha de nacimiento...además de datos acerca de sus obras tales como éxitos, especialidad en lo que al ámbito musical se refiere, presencia en un grupo y por tanto nombre de dicho grupo…</text:span></text:p>
      <text:p text:style-name="P1"><text:span text:style-name="T1">Quedará con los siguientes apartados y características:</text:span></text:p>
      <text:list xml:id="list2172581248" text:style-name="L1">
        <text:list-item>
          <text:p text:style-name="P2">Artista: elemento complejo con un atributo:”id” numérico integer</text:p>
        </text:list-item>
        <text:list-item>
          <text:p text:style-name="P2">DatosPer: elemento complejo que contendrá los datos personales del artistas</text:p>
          <text:list>
            <text:list-item>
              <text:p text:style-name="P2">nombre: elemento simple de tipo string con un atributo que tomará como valores “real” o “artístico” para identificar aquellos artistas que tienen un nombre real y uno artístico.</text:p>
            </text:list-item>
            <text:list-item>
              <text:p text:style-name="P2">sexo:elemento simple de tipo string que solo admitirá los valores “Mujer”, “Hombre” e “Indefinido”.</text:p>
            </text:list-item>
            <text:list-item>
              <text:p text:style-name="P2">lugarnac:elemento simple de tipo string para indicar el lugar de nacimiento del artistas</text:p>
            </text:list-item>
            <text:list-item>
              <text:p text:style-name="P2">edad: elemento simple de tipo integer que aceptará como mínimo el valor 10 y como máximo el valor 80, además por supuesto de los valores contenidos entre ambas cifras</text:p>
            </text:list-item>
            <text:list-item>
              <text:p text:style-name="P3">fechanac:elemento simple del tipo date que determina la fecha de nacimiento del artistas</text:p>
            </text:list-item>
            <text:list-item>
              <text:p text:style-name="P3">fechafall: elemento simple del tipo date que determina la fecha de fallecimiento del artista.</text:p>
            </text:list-item>
            <text:list-item>
              <text:p text:style-name="P3">estado: elemento simple del tipo string con “Casado”,”Casada”,”Soltero”,”Soltera”,”Divorciado”,”Divorciada”,”Noviazgo” como únicas respuestas posibles, además no es completamente necesario dentro del esquema.</text:p>
            </text:list-item>
            <text:list-item>
              <text:p text:style-name="P3">Genero: elemento simple string que determina el género musical en el que se especializa el artista</text:p>
            </text:list-item>
            <text:list-item>
              <text:p text:style-name="P3">Grupo: elemento <text:span text:style-name="T3">simple string con “Si” y “No” como únicas respuestas posibles para determinar si el artista está en un grupo o no.</text:span></text:p>
            </text:list-item>
            <text:list-item>
              <text:p text:style-name="P4">nombregrupo: elemento simple string que determina el nombre del grupo en el caso de tenerlo</text:p>
            </text:list-item>
            <text:list-item>
              <text:p text:style-name="P4">especialidad: elemento simple del tipo string que determina la especialidad del artista, tal como “Vocalista” o “Guitarra” o “Mandolina”…</text:p>
            </text:list-item>
            <text:list-item>
              <text:p text:style-name="P4">valoracion: elemento simple del tipo float con un valor mínimo de 1.00 y máximo de 10.00</text:p>
            </text:list-item>
          </text:list>
        </text:list-item>
        <text:list-item>
          <text:p text:style-name="P4">exitos: elemento complejo que contendrá la lista de exitos del artista</text:p>
          <text:list>
            <text:list-item>
              <text:p text:style-name="P4">exito:elemento simple del tipo string que contendrá el título de uno de los éxitos del artis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07cm" fo:margin-right="1.68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00:31:40.798000000</meta:creation-date>
    <dc:date>2018-03-03T02:00:23.986000000</dc:date>
    <meta:editing-duration>PT52M49S</meta:editing-duration>
    <meta:editing-cycles>3</meta:editing-cycles>
    <meta:generator>LibreOffice/5.4.2.2$Windows_X86_64 LibreOffice_project/22b09f6418e8c2d508a9eaf86b2399209b0990f4</meta:generator>
    <meta:document-statistic meta:table-count="0" meta:image-count="0" meta:object-count="0" meta:page-count="1" meta:paragraph-count="19" meta:word-count="338" meta:character-count="2140" meta:non-whitespace-character-count="1836"/>
  </office:meta>
</office:document-meta>
</file>